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--</text:p>
      <text:p text:style-name="Preformatted_20_Text"><text:s text:c="2"/>proceso de arranque de linux</text:p>
      <text:p text:style-name="Preformatted_20_Text">--------------------------------</text:p>
      <text:p text:style-name="Preformatted_20_Text">en el MBR, se instala el stage_1 del gestor de arranque de</text:p>
      <text:p text:style-name="Preformatted_20_Text">linux, llamado GRUB. En el arranque de la maquina al leerse</text:p>
      <text:p text:style-name="Preformatted_20_Text">el MBR, se carga en memoria y lo q hace es leer la tabla</text:p>
      <text:p text:style-name="Preformatted_20_Text">de particiones y te muestra un menu de arranque con los</text:p>
      <text:p text:style-name="Preformatted_20_Text">sistemas operativos disponibles.</text:p>
      <text:p text:style-name="Preformatted_20_Text"/>
      <text:p text:style-name="Preformatted_20_Text">Si solo tienes Linux instalado te carga el primer sector</text:p>
      <text:p text:style-name="Preformatted_20_Text">de la particion linux donde se encuentra el stage_2 de GRUB</text:p>
      <text:p text:style-name="Preformatted_20_Text">(el segundo modulo del gestor de arranque de linux), q se</text:p>
      <text:p text:style-name="Preformatted_20_Text">encarga de inicializar la carga del sistema operativo:</text:p>
      <text:p text:style-name="Preformatted_20_Text"/>
      <text:p text:style-name="Preformatted_20_Text"><text:s text:c="8"/>- carga en memoria el fichero INITIAL-RAM-DISK</text:p>
      <text:p text:style-name="Preformatted_20_Text"/>
      <text:p text:style-name="Preformatted_20_Text">el fichero es importante pq prepara la carga del kernel del</text:p>
      <text:p text:style-name="Preformatted_20_Text">sistema operativo, al hacer:</text:p>
      <text:p text:style-name="Preformatted_20_Text"/>
      <text:p text:style-name="Preformatted_20_Text"><text:s text:c="8"/>- crea un sistema ficheros temporal en memoria RAM</text:p>
      <text:p text:style-name="Preformatted_20_Text"><text:s text:c="10"/>(tmpfs &lt;--- temporal file system) tiene forma</text:p>
      <text:p text:style-name="Preformatted_20_Text"><text:s text:c="10"/>jerarquica con este contenido:</text:p>
      <text:p text:style-name="Preformatted_20_Text"/>
      <text:p text:style-name="Preformatted_20_Text"><text:s text:c="16"/>/ (root)</text:p>
      <text:p text:style-name="Preformatted_20_Text"><text:s text:c="17"/>|---&gt; /etc &lt;---ficheros de configuracion</text:p>
      <text:p text:style-name="Preformatted_20_Text"><text:s text:c="32"/>de servicios de arranque</text:p>
      <text:p text:style-name="Preformatted_20_Text"><text:s text:c="32"/>y drivers basicos para inici</text:p>
      <text:p text:style-name="Preformatted_20_Text"><text:s text:c="32"/>kernel</text:p>
      <text:p text:style-name="Preformatted_20_Text"><text:s text:c="17"/>|--&gt; <text:s/>/bin &lt;--- comandos ejecutables q </text:p>
      <text:p text:style-name="Preformatted_20_Text"><text:s text:c="32"/>lanzan los servicios</text:p>
      <text:p text:style-name="Preformatted_20_Text"><text:s text:c="17"/>|--&gt; <text:s/>/sbin &lt;-- comandos ejecutables con</text:p>
      <text:p text:style-name="Preformatted_20_Text"><text:s text:c="32"/>privilegios elevados para</text:p>
      <text:p text:style-name="Preformatted_20_Text"><text:s text:c="32"/>proceso INIT</text:p>
      <text:p text:style-name="Preformatted_20_Text"/>
      <text:p text:style-name="Preformatted_20_Text"><text:s text:c="17"/>|--&gt; /grub &lt;-- comandos consola <text:s text:c="39"/>recuperacion gestor arranque</text:p>
      <text:p text:style-name="Preformatted_20_Text"/>
      <text:p text:style-name="Preformatted_20_Text"><text:s text:c="17"/>|---&gt;/services &lt;--- ficheros de configurac.</text:p>
      <text:p text:style-name="Preformatted_20_Text"><text:s text:c="32"/>de los servicios a lanzar </text:p>
      <text:p text:style-name="Preformatted_20_Text"><text:s text:c="32"/>por proceso INIT</text:p>
      <text:p text:style-name="Preformatted_20_Text"/>
      <text:p text:style-name="Preformatted_20_Text"><text:s text:c="16"/>|---&gt; init* &lt;===SCRIPT q se autoejecuta y</text:p>
      <text:p text:style-name="Preformatted_20_Text"><text:s text:c="32"/>es el encargado de:</text:p>
      <text:p text:style-name="Preformatted_20_Text"/>
      <text:p text:style-name="Preformatted_20_Text"><text:s/>- cargar en memoria los drivers q se encuentran en el</text:p>
      <text:p text:style-name="Preformatted_20_Text"><text:s text:c="2"/>el initial-ram-disk, carga el kernel de linux:</text:p>
      <text:p text:style-name="Preformatted_20_Text"/>
      <text:p text:style-name="Preformatted_20_Text"><text:s text:c="8"/>fichero: vmlinuz-version</text:p>
      <text:p text:style-name="Preformatted_20_Text"/>
      <text:p text:style-name="Preformatted_20_Text"><text:s text:c="2"/>cuando se carga el kernel, crea el proceso inicial o</text:p>
      <text:p text:style-name="Preformatted_20_Text"><text:s/>proceso INIT es el encargado ya del arranque del sistema:</text:p>
      <text:p text:style-name="Preformatted_20_Text"/>
      <text:p text:style-name="Preformatted_20_Text"><text:s text:c="8"/>- cargar sistema de ficheros y montarlo</text:p>
      <text:p text:style-name="Preformatted_20_Text"><text:s text:c="8"/>- cargar servicios de arranque</text:p>
      <text:p text:style-name="Preformatted_20_Text"><text:s text:c="8"/>- cargar entorno de usuario</text:p>
      <text:p text:style-name="Preformatted_20_Text"/>
      <text:p text:style-name="Preformatted_20_Text"><text:s/>en funcion de la distribucion de linux el proceso INIT</text:p>
      <text:p text:style-name="Preformatted_20_Text">hace esto de diferente forma:</text:p>
      <text:p text:style-name="Preformatted_20_Text"/>
      <text:p text:style-name="Preformatted_20_Text"><text:s/>- en las distribuciones basadas en SYSINIT V, el proceso</text:p>
      <text:p text:style-name="Preformatted_20_Text"><text:s text:c="2"/>INIT funciona con RUNLEVELS o niveles de arranque; en </text:p>
      <text:p text:style-name="Preformatted_20_Text"><text:s text:c="2"/>funcion del runlevel que quieras arrancar el proceso</text:p>
      <text:p text:style-name="Preformatted_20_Text"><text:s text:c="2"/>init carga unos servicios u otros:</text:p>
      <text:p text:style-name="Preformatted_20_Text"/>
      <text:p text:style-name="Preformatted_20_Text"><text:soft-page-break/><text:s text:c="8"/>runlevel <text:s text:c="15"/>significado</text:p>
      <text:p text:style-name="Preformatted_20_Text"><text:s text:c="8"/>-------- <text:s text:c="15"/>-----------</text:p>
      <text:p text:style-name="Preformatted_20_Text"><text:s text:c="10"/>0 ---------------------&gt; apagado del sistema</text:p>
      <text:p text:style-name="Preformatted_20_Text"><text:s text:c="24"/>(lo q hace init es ejecutar scripts</text:p>
      <text:p text:style-name="Preformatted_20_Text"><text:s text:c="24"/>y servicios de apagado)</text:p>
      <text:p text:style-name="Preformatted_20_Text"><text:s text:c="10"/>1 --------------------&gt; monousuario(root), sin</text:p>
      <text:p text:style-name="Preformatted_20_Text"><text:s text:c="32"/>red, sin entorno grafico</text:p>
      <text:p text:style-name="Preformatted_20_Text"><text:s text:c="10"/>2 <text:s text:c="20"/>(reservado)</text:p>
      <text:p text:style-name="Preformatted_20_Text"><text:s text:c="10"/>3 <text:s text:c="20"/>(reservado)</text:p>
      <text:p text:style-name="Preformatted_20_Text"><text:s text:c="10"/>4 <text:s text:c="20"/>(reservado)</text:p>
      <text:p text:style-name="Preformatted_20_Text"><text:s text:c="10"/>5 --------------------&gt; multiusuario,con red,</text:p>
      <text:p text:style-name="Preformatted_20_Text"><text:s text:c="32"/>con entorno grafico</text:p>
      <text:p text:style-name="Preformatted_20_Text"><text:s text:c="10"/>6 ---------------------&gt; reinicio del sistema</text:p>
      <text:p text:style-name="Preformatted_20_Text"><text:s text:c="24"/>(lo q hace init es ejecutar scripts</text:p>
      <text:p text:style-name="Preformatted_20_Text"><text:s text:c="24"/>y servicios para el reinicio del</text:p>
      <text:p text:style-name="Preformatted_20_Text"><text:s text:c="24"/>sistema)</text:p>
      <text:p text:style-name="Preformatted_20_Text"/>
      <text:p text:style-name="Preformatted_20_Text"><text:s text:c="3"/>para cada runlevel existe un directorio donde se </text:p>
      <text:p text:style-name="Preformatted_20_Text">encuentran los servicios/programas a ejecutar:</text:p>
      <text:p text:style-name="Preformatted_20_Text"/>
      <text:p text:style-name="Preformatted_20_Text"><text:s text:c="8"/>/etc/rc_nÂºrunlevel.d</text:p>
      <text:p text:style-name="Preformatted_20_Text"/>
      <text:p text:style-name="Preformatted_20_Text">ej: <text:s/>runlevel 0 ---&gt; /etc/rc0.d</text:p>
      <text:p text:style-name="Preformatted_20_Text"/>
      <text:p text:style-name="Preformatted_20_Text"><text:s/>los servicios/programas a ejecutar tienen esta nomenclatura</text:p>
      <text:p text:style-name="Preformatted_20_Text"><text:s text:c="8"/>Knumero_nombre ---&gt; K=kill (parar servicio/pgm)</text:p>
      <text:p text:style-name="Preformatted_20_Text"><text:s text:c="8"/>Snumero_nombre ---&gt; S=Start (arrancar servicio/pgm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- distribuciones basadas en SYSTEMD (system-daemon). Para</text:p>
      <text:p text:style-name="Preformatted_20_Text">saber si la distro tiene arranque SYSINIT o SYSTEMD, podemos</text:p>
      <text:p text:style-name="Preformatted_20_Text">ejecutar:</text:p>
      <text:p text:style-name="Preformatted_20_Text"><text:s text:c="16"/>ps -p 1 ----&gt; da info del proceso con PID=1</text:p>
      <text:p text:style-name="Preformatted_20_Text"><text:s text:c="24"/>si la salida te da: </text:p>
      <text:p text:style-name="Preformatted_20_Text"/>
      <text:p text:style-name="Preformatted_20_Text"><text:s text:c="2"/>PID TTY <text:s text:c="9"/>TIME CMD</text:p>
      <text:p text:style-name="Preformatted_20_Text"><text:s text:c="4"/>1 ? <text:s text:c="7"/>00:00:05 systemd &lt;--- es system-daemon, si </text:p>
      <text:p text:style-name="Preformatted_20_Text"><text:s text:c="32"/>pusiera "init", seria </text:p>
      <text:p text:style-name="Preformatted_20_Text"><text:s text:c="32"/>SYSINIT</text:p>
      <text:p text:style-name="Preformatted_20_Text"/>
      <text:p text:style-name="Preformatted_20_Text">system-daemon realiza el arranque por unidades de servicios,</text:p>
      <text:p text:style-name="Preformatted_20_Text">drivers, .... q se llaman "targets". En funcion del tipo de</text:p>
      <text:p text:style-name="Preformatted_20_Text">arranque que se selecciona systemd carga un determinado </text:p>
      <text:p text:style-name="Preformatted_20_Text">"target" (para verlos:</text:p>
      <text:p text:style-name="Preformatted_20_Text"><text:s text:c="24"/>man systemd.special</text:p>
      <text:p text:style-name="Preformatted_20_Text"><text:s text:c="9"/>)</text:p>
      <text:p text:style-name="Preformatted_20_Text"/>
      <text:p text:style-name="Preformatted_20_Text">por compatibilidad con los antiguos sistemas basados en </text:p>
      <text:p text:style-name="Preformatted_20_Text">SYSINIT y sus RUNLEVELS, systemd crea targets para los</text:p>
      <text:p text:style-name="Preformatted_20_Text">distintos runlevel:</text:p>
      <text:p text:style-name="Preformatted_20_Text"/>
      <text:p text:style-name="Preformatted_20_Text"><text:s/>runlevel 0 &lt;----- se crea un enlace "poweroff.target"</text:p>
      <text:p text:style-name="Preformatted_20_Text"><text:s/>runlevel 1 &lt;----- se crea un enlace "rescue.target"</text:p>
      <text:p text:style-name="Preformatted_20_Text"><text:s/>runlevel 2,3,4 &lt;-- se crea un enlace "multi-user.target"</text:p>
      <text:p text:style-name="Preformatted_20_Text"><text:s/>runlevel 5 &lt;--- se crea un enlace "graphical.target"</text:p>
      <text:p text:style-name="Preformatted_20_Text"><text:s/>runlevel 6 &lt;--------- se crea un enlace a "reboot.target"</text:p>
      <text:p text:style-name="Preformatted_20_Text"/>
      <text:p text:style-name="Preformatted_20_Text">(para verlos: <text:s/>ls -l /lib/systemd/system/runlevel*.target)</text:p>
      <text:p text:style-name="Preformatted_20_Text"/>
      <text:p text:style-name="Preformatted_20_Text"/>
      <text:p text:style-name="Preformatted_20_Text"/>
      <text:p text:style-name="Preformatted_20_Text">el proceso de carga de los distintos target por parte de</text:p>
      <text:p text:style-name="Preformatted_20_Text"><text:soft-page-break/>systemd: <text:s/>(man bootup)</text:p>
      <text:p text:style-name="Preformatted_20_Text"/>
      <text:p text:style-name="Preformatted_20_Text"><text:s text:c="11"/>local-fs-pre.target</text:p>
      <text:p text:style-name="Preformatted_20_Text"><text:s text:c="20"/>|</text:p>
      <text:p text:style-name="Preformatted_20_Text"><text:s text:c="20"/>v</text:p>
      <text:p text:style-name="Preformatted_20_Text"><text:s text:c="11"/>(various mounts and <text:s text:c="2"/>(various swap <text:s text:c="2"/>(various cryptsetup</text:p>
      <text:p text:style-name="Preformatted_20_Text"><text:s text:c="12"/>fsck services...) <text:s text:c="4"/>devices...) <text:s text:c="7"/>devices...) <text:s text:c="6"/>(various low-level <text:s text:c="2"/>(various low-level</text:p>
      <text:p text:style-name="Preformatted_20_Text"><text:s text:c="20"/>| <text:s text:c="17"/>| <text:s text:c="17"/>| <text:s text:c="12"/>services: udevd, <text:s text:c="4"/>API VFS mounts:</text:p>
      <text:p text:style-name="Preformatted_20_Text"><text:s text:c="20"/>v <text:s text:c="17"/>v <text:s text:c="17"/>v <text:s text:c="12"/>tmpfiles, random <text:s text:c="4"/>mqueue, configfs,</text:p>
      <text:p text:style-name="Preformatted_20_Text"><text:s text:c="13"/>local-fs.target <text:s text:c="5"/>swap.target <text:s text:c="4"/>cryptsetup.target <text:s text:c="3"/>seed, sysctl, ...) <text:s text:c="5"/>debugfs, ...)</text:p>
      <text:p text:style-name="Preformatted_20_Text"><text:s text:c="20"/>| <text:s text:c="17"/>| <text:s text:c="17"/>| <text:s text:c="19"/>| <text:s text:c="19"/>|</text:p>
      <text:p text:style-name="Preformatted_20_Text"><text:s text:c="20"/>\__________________|_________________ | ___________________|____________________/</text:p>
      <text:p text:style-name="Preformatted_20_Text"><text:s text:c="57"/>\|/</text:p>
      <text:p text:style-name="Preformatted_20_Text"><text:s text:c="58"/>v</text:p>
      <text:p text:style-name="Preformatted_20_Text"><text:s text:c="51"/>sysinit.target</text:p>
      <text:p text:style-name="Preformatted_20_Text"><text:s text:c="58"/>|</text:p>
      <text:p text:style-name="Preformatted_20_Text"><text:s text:c="21"/>____________________________________/|\________________________________________</text:p>
      <text:p text:style-name="Preformatted_20_Text"><text:s text:c="20"/>/ <text:s text:c="17"/>| <text:s text:c="17"/>| <text:s text:c="19"/>| <text:s text:c="19"/>\</text:p>
      <text:p text:style-name="Preformatted_20_Text"><text:s text:c="20"/>| <text:s text:c="17"/>| <text:s text:c="17"/>| <text:s text:c="19"/>| <text:s text:c="19"/>|</text:p>
      <text:p text:style-name="Preformatted_20_Text"><text:s text:c="20"/>v <text:s text:c="17"/>v <text:s text:c="17"/>| <text:s text:c="19"/>v <text:s text:c="19"/>v</text:p>
      <text:p text:style-name="Preformatted_20_Text"><text:s text:c="16"/>(various <text:s text:c="10"/>(various <text:s text:c="14"/>| <text:s text:c="15"/>(various <text:s text:c="9"/>rescue.service</text:p>
      <text:p text:style-name="Preformatted_20_Text"><text:s text:c="15"/>timers...) <text:s text:c="9"/>paths...) <text:s text:c="13"/>| <text:s text:c="14"/>sockets...) <text:s text:c="14"/>|</text:p>
      <text:p text:style-name="Preformatted_20_Text"><text:s text:c="20"/>| <text:s text:c="17"/>| <text:s text:c="17"/>| <text:s text:c="19"/>| <text:s text:c="19"/>v</text:p>
      <text:p text:style-name="Preformatted_20_Text"><text:s text:c="20"/>v <text:s text:c="17"/>v <text:s text:c="17"/>| <text:s text:c="19"/>v <text:s text:c="13"/>rescue.target</text:p>
      <text:p text:style-name="Preformatted_20_Text"><text:s text:c="14"/>timers.target <text:s text:c="5"/>paths.target <text:s text:c="12"/>| <text:s text:c="12"/>sockets.target</text:p>
      <text:p text:style-name="Preformatted_20_Text"><text:s text:c="20"/>| <text:s text:c="17"/>| <text:s text:c="17"/>| <text:s text:c="19"/>|</text:p>
      <text:p text:style-name="Preformatted_20_Text"><text:s text:c="20"/>v <text:s text:c="17"/>\_________________ | ___________________/</text:p>
      <text:p text:style-name="Preformatted_20_Text"><text:s text:c="57"/>\|/</text:p>
      <text:p text:style-name="Preformatted_20_Text"><text:s text:c="58"/>v</text:p>
      <text:p text:style-name="Preformatted_20_Text"><text:s text:c="52"/>basic.target</text:p>
      <text:p text:style-name="Preformatted_20_Text"><text:s text:c="58"/>|</text:p>
      <text:p text:style-name="Preformatted_20_Text"><text:s text:c="21"/>____________________________________/| <text:s text:c="32"/>emergency.service</text:p>
      <text:p text:style-name="Preformatted_20_Text"><text:s text:c="20"/>/ <text:s text:c="17"/>| <text:s text:c="17"/>| <text:s text:c="40"/>|</text:p>
      <text:p text:style-name="Preformatted_20_Text"><text:s text:c="20"/>| <text:s text:c="17"/>| <text:s text:c="17"/>| <text:s text:c="40"/>v</text:p>
      <text:p text:style-name="Preformatted_20_Text"><text:s text:c="20"/>v <text:s text:c="17"/>v <text:s text:c="17"/>v <text:s text:c="32"/>emergency.target</text:p>
      <text:p text:style-name="Preformatted_20_Text"><text:s text:c="16"/>display- <text:s text:c="7"/>(various system <text:s text:c="3"/>(various system</text:p>
      <text:p text:style-name="Preformatted_20_Text"><text:s text:c="12"/>manager.service <text:s text:c="8"/>services <text:s text:c="10"/>services)</text:p>
      <text:p text:style-name="Preformatted_20_Text"><text:s text:c="20"/>| <text:s text:c="12"/>required for <text:s text:c="11"/>|</text:p>
      <text:p text:style-name="Preformatted_20_Text"><text:s text:c="20"/>| <text:s text:c="11"/>graphical UIs) <text:s text:c="10"/>v</text:p>
      <text:p text:style-name="Preformatted_20_Text"><text:s text:c="20"/>| <text:s text:c="17"/>| <text:s text:c="10"/>multi-user.target</text:p>
      <text:p text:style-name="Preformatted_20_Text"><text:s text:c="20"/>| <text:s text:c="17"/>| <text:s text:c="17"/>|</text:p>
      <text:p text:style-name="Preformatted_20_Text"><text:s text:c="20"/>\_________________ | _________________/</text:p>
      <text:p text:style-name="Preformatted_20_Text"><text:s text:c="38"/>\|/</text:p>
      <text:p text:style-name="Preformatted_20_Text"><text:s text:c="39"/>v</text:p>
      <text:p text:style-name="Preformatted_20_Text"><text:s text:c="29"/>graphical.target</text:p>
      <text:p text:style-name="Preformatted_20_Text"><text:soft-page-break/></text:p>
      <text:p text:style-name="Preformatted_20_Text"/>
      <text:p text:style-name="Preformatted_20_Text">la ventaja q tiene systemd es q arranca en paralelo varios</text:p>
      <text:p text:style-name="Preformatted_20_Text">"target" al contrario q hacia "init" con los scripts,servi</text:p>
      <text:p text:style-name="Preformatted_20_Text">cios q hay en un RUNLEVEL (q tiene q ir uno a uno ejecutan</text:p>
      <text:p text:style-name="Preformatted_20_Text">dolos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15:18.315270174</meta:creation-date>
    <dc:date>2020-02-11T20:15:35.663084881</dc:date>
    <meta:editing-duration>PT17S</meta:editing-duration>
    <meta:editing-cycles>1</meta:editing-cycles>
    <meta:document-statistic meta:table-count="0" meta:image-count="0" meta:object-count="0" meta:page-count="5" meta:paragraph-count="144" meta:word-count="768" meta:character-count="8229" meta:non-whitespace-character-count="4246"/>
    <meta:generator>LibreOffice/6.1.5.2$Linux_X86_64 LibreOffice_project/10$Build-2</meta:generator>
  </office:meta>
</office:document-meta>
</file>